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374in"/>
    </style:style>
    <style:style style:name="co2" style:family="table-column">
      <style:table-column-properties fo:break-before="auto" style:column-width="3.1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93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  <style:text-properties style:font-name="F" fo:font-size="9pt" style:font-size-asian="9pt" style:font-size-complex="9p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  <style:text-properties fo:color="#1c1c1c"/>
    </style:style>
    <style:style style:name="ce5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fo:font-weight="bold" style:font-weight-asian="bold" style:font-weight-complex="bold" fo:color="#c9211e" fo:font-style="italic" style:font-style-asian="italic" style:font-style-complex="italic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                                           <text:span text:style-name="T1">Wrong Route </text:span><text:span text:style-name="T2">Admin/Client</text:span></text:p>
          </table:table-cell>
          <table:table-cell table:style-name="ce5" office:value-type="string" calcext:value-type="string">
            <text:p>Wrong Swagger Response</text:p>
          </table:table-cell>
        </table:table-row>
        <table:table-row table:style-name="ro1">
          <table:table-cell office:value-type="string" calcext:value-type="string">
            <text:p><text:s/>get=&gt;/answer-sorting <text:s text:c="3"/>=&gt;/answer_sorting</text:p>
          </table:table-cell>
          <table:table-cell office:value-type="string" calcext:value-type="string">
            <text:p>/auth/login</text:p>
          </table:table-cell>
        </table:table-row>
        <table:table-row table:style-name="ro1">
          <table:table-cell office:value-type="string" calcext:value-type="string">
            <text:p>get=&gt;/question-type =&gt;/question_type</text:p>
          </table:table-cell>
          <table:table-cell/>
        </table:table-row>
        <table:table-row table:style-name="ro1">
          <table:table-cell office:value-type="string" calcext:value-type="string">
            <text:p>get=&gt;/project-request-status=&gt;/project_request_status</text:p>
          </table:table-cell>
          <table:table-cell/>
        </table:table-row>
        <table:table-row table:style-name="ro1">
          <table:table-cell office:value-type="string" calcext:value-type="string">
            <text:p>get=&gt;/client-list=&gt;/client_list</text:p>
          </table:table-cell>
          <table:table-cell/>
        </table:table-row>
        <table:table-row table:style-name="ro1">
          <table:table-cell office:value-type="string" calcext:value-type="string">
            <text:p>get=&gt;/sp-client-list=&gt;sp_client_list</text:p>
          </table:table-cell>
          <table:table-cell/>
        </table:table-row>
        <table:table-row table:style-name="ro1">
          <table:table-cell office:value-type="string" calcext:value-type="string">
            <text:p>get=&gt;/permission-type=&gt;/permission_type</text:p>
          </table:table-cell>
          <table:table-cell/>
        </table:table-row>
        <table:table-row table:style-name="ro1">
          <table:table-cell office:value-type="string" calcext:value-type="string">
            <text:p>get=&gt;/object-type=&gt;/object_type</text:p>
          </table:table-cell>
          <table:table-cell/>
        </table:table-row>
        <table:table-row table:style-name="ro1">
          <table:table-cell office:value-type="string" calcext:value-type="string">
            <text:p>get=&gt;/account-type=&gt;/account_type</text:p>
          </table:table-cell>
          <table:table-cell/>
        </table:table-row>
        <table:table-row table:style-name="ro2">
          <table:table-cell table:style-name="ce2" office:value-type="string" calcext:value-type="string">
            <text:p/>
            <text:p>  /projects/{project_id}/templates/sections/{section_id}/add/question=&gt; /projects/{project_id}/templates/sections/{section_id}/question:</text:p>
          </table:table-cell>
          <table:table-cell/>
        </table:table-row>
        <table:table-row table:style-name="ro3">
          <table:table-cell table:style-name="ce3" office:value-type="string" calcext:value-type="string">
            <text:p>  /projects/{project_id}/templates/sections/{section_id}/update/question/{question_id}=&gt;  /projects/{project_id}/templates/sections/{section_id}/question/{question_id}</text:p>
            <text:p> </text:p>
            <text:p> 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/>patch=/projects/{project_id}/question/{question_id}/update/order/answer=&gt;path patch=/projects/{project_id}/question/{question_id}/order/answer: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/>patch=/projects/{project_id}/question/{question_id}/order/part:=&gt; /projects/{project_id}/question/{question_id}/order/part:</text:p>
          </table:table-cell>
          <table:table-cell/>
        </table:table-row>
        <table:table-row table:style-name="ro1">
          <table:table-cell office:value-type="string" calcext:value-type="string">
            <text:p>Post= <text:s text:c="3"/>/:project_id/add/sections=&gt;:project_id/sections</text:p>
          </table:table-cell>
          <table:table-cell/>
        </table:table-row>
        <table:table-row table:style-name="ro1">
          <table:table-cell office:value-type="string" calcext:value-type="string">
            <text:p>Put =/:project_id/update/sections/:section_id=&gt;/:project_id/sections/:section_id</text:p>
          </table:table-cell>
          <table:table-cell/>
        </table:table-row>
        <table:table-row table:style-name="ro1">
          <table:table-cell office:value-type="string" calcext:value-type="string">
            <text:p>Post =/:project_id/templates/add/question=&gt;/:project_id/templates/question</text:p>
          </table:table-cell>
          <table:table-cell/>
        </table:table-row>
        <table:table-row table:style-name="ro1">
          <table:table-cell office:value-type="string" calcext:value-type="string">
            <text:p>Put=/:project_id/templates/update/question/:question_id=&gt;/:project_id/templates/question/:question_id</text:p>
          </table:table-cell>
          <table:table-cell/>
        </table:table-row>
        <table:table-row table:style-name="ro1">
          <table:table-cell office:value-type="string" calcext:value-type="string">
            <text:p>patch=/:project_id/sections/:section_id/update/order/question=&gt;/:project_id/sections/:section_id/order/question</text:p>
          </table:table-cell>
          <table:table-cell/>
        </table:table-row>
        <table:table-row table:style-name="ro1">
          <table:table-cell office:value-type="string" calcext:value-type="string">
            <text:p>Delete=/:project_id(\\d+)/builders/sections/:section_id(\\d+)/destroy/questions/:question_id(\\d+)=&gt;/:project_id(\\d+)/builders/sections/:section_id(\\d+)/questions/:question_id(\\d+)</text:p>
          </table:table-cell>
          <table:table-cell/>
        </table:table-row>
        <table:table-row table:style-name="ro1">
          <table:table-cell office:value-type="string" calcext:value-type="string">
            <text:p>Delete=/:project_id(\\d+)/sections/destroy/:section_id(\\d+)=&gt;/:project_id(\\d+)/sections/:section_id(\\d+)</text:p>
          </table:table-cell>
          <table:table-cell/>
        </table:table-row>
        <table:table-row table:style-name="ro1">
          <table:table-cell office:value-type="string" calcext:value-type="string">
            <text:p>Patch=/:project_id/update/order/sections=&gt;/:project_id/order/se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1:57:22.468134646</meta:creation-date>
    <dc:date>2024-01-03T15:24:30.161176412</dc:date>
    <meta:editing-duration>PT3H27M8S</meta:editing-duration>
    <meta:editing-cycles>1</meta:editing-cycles>
    <meta:document-statistic meta:table-count="1" meta:cell-count="23" meta:object-count="0"/>
    <meta:generator>LibreOffice/7.4.7.2$Linux_X86_64 LibreOffice_project/40$Build-2</meta:generator>
  </office:meta>
</office:document-meta>
</file>